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codeacademy.online/dashboard/modules/html2/mEjQCocUUIqWImNUyhEs/25853953" office:target-frame-name="_top" xlink:show="replace"><text:span text:style-name="Hyperlink">https://codeacademy.online/dashboard/modules/html2/mEjQCocUUIqWImNUyhEs/25853953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a Kamziuk</meta:initial-creator>
    <dc:creator>Milana Kamziuk</dc:creator>
    <meta:creation-date>2023-12-20T13:59:00Z</meta:creation-date>
    <dc:date>2023-12-20T14:00:00Z</dc:date>
    <meta:template xlink:href="Normal.dotm" xlink:type="simple"/>
    <meta:editing-cycles>1</meta:editing-cycles>
    <meta:editing-duration>PT60S</meta:editing-duration>
    <meta:user-defined meta:name="MSIP_Label_defa4170-0d19-0005-0004-bc88714345d2_Enabled">true</meta:user-defined>
    <meta:user-defined meta:name="MSIP_Label_defa4170-0d19-0005-0004-bc88714345d2_SetDate">2023-12-20T14:00:09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809a7707-621f-4e80-8bb9-d370acde94de</meta:user-defined>
    <meta:user-defined meta:name="MSIP_Label_defa4170-0d19-0005-0004-bc88714345d2_ActionId">4115461e-d70b-4903-8578-f61258b3ea9c</meta:user-defined>
    <meta:user-defined meta:name="MSIP_Label_defa4170-0d19-0005-0004-bc88714345d2_ContentBits">0</meta:user-defined>
    <meta:document-statistic meta:page-count="1" meta:paragraph-count="1" meta:word-count="26" meta:character-count="176" meta:row-count="1" meta:non-whitespace-character-count="151"/>
  </office:meta>
</office:document-meta>
</file>